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00000000D0000000C4297083AF203DD92.gif" manifest:media-type="image/gi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3461a" officeooo:paragraph-rsid="0013461a"/>
    </style:style>
    <style:style style:name="P2" style:family="paragraph" style:parent-style-name="Text_20_body">
      <style:text-properties officeooo:paragraph-rsid="0013461a"/>
    </style:style>
    <style:style style:name="T1" style:family="text">
      <style:text-properties fo:color="#5983b0" loext:opacity="100%"/>
    </style:style>
    <style:style style:name="T2" style:family="text">
      <style:text-properties fo:color="#5983b0" loext:opacity="100%" officeooo:rsid="0013461a"/>
    </style:style>
    <style:style style:name="T3" style:family="text">
      <style:text-properties fo:color="#000000" loext:opacity="100%" officeooo:rsid="0013461a"/>
    </style:style>
    <style:style style:name="T4" style:family="text">
      <style:text-properties officeooo:rsid="0012e7cc"/>
    </style:style>
    <style:style style:name="T5" style:family="text">
      <style:text-properties officeooo:rsid="0013461a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olutions to Exercise <text:span text:style-name="T4">3</text:span>: <text:span text:style-name="T4">Switches</text:span> </text:h>
      <text:h text:style-name="Heading_20_2" text:outline-level="2">Exercise 1: </text:h>
      <text:p text:style-name="Text_20_body">This is very similar to switching a LED on or off. Again a single GPIO line is used. This time however the pin in programmed as input and we can add a pullup or pulldown resistor: </text:p>
      <text:p text:style-name="Text_20_body">_PB_PIN = 17<text:line-break/>pushButton = Pin(_PB_PIN,Pin.IN,Pin.PULL_UP)   </text:p>
      <text:p text:style-name="Text_20_body">Once the pushButton pin is defined we can get its current state with: </text:p>
      <text:p text:style-name="Text_20_body">state = pushButton.value() </text:p>
      <text:p text:style-name="Text_20_body"><text:span text:style-name="T3">See</text:span><text:span text:style-name="T2"> pbPoll.py</text:span></text:p>
      <text:h text:style-name="Heading_20_2" text:outline-level="2"><text:bookmark text:name="Exercise 2:"/>Exercise 2: </text:h>
      <text:p text:style-name="Text_20_body">The MicroPython documentation includes a chapter on writing interrupt service routines </text:p>
      <text:p text:style-name="Text_20_body"><text:a xlink:type="simple" xlink:href="http://docs.micropython.org/en/latest/reference/isr_rules.html" office:target-frame-name="_blank" xlink:show="new" text:style-name="Internet_20_link" text:visited-style-name="Visited_20_Internet_20_Link">http://docs.micropython.org/en/latest/reference/isr_rules.html</text:a><draw:a xlink:type="simple" xlink:href="http://docs.micropython.org/en/latest/reference/isr_rules.html" office:target-frame-name="_blank" xlink:show="new"><draw:frame draw:style-name="fr1" draw:name="Image1" text:anchor-type="as-char" svg:width="0.1354in" svg:height="0.1252in" draw:z-index="0"><draw:image xlink:href="Pictures/100002000000000D0000000C4297083AF203DD92.gif" xlink:type="simple" xlink:show="embed" xlink:actuate="onLoad" draw:mime-type="image/gif"/></draw:frame></draw:a> </text:p>
      <text:p text:style-name="Text_20_body">How to do this with GPIO lines is described in </text:p>
      <text:p text:style-name="Text_20_body"><text:a xlink:type="simple" xlink:href="http://docs.micropython.org/en/latest/esp8266/tutorial/pins.html" office:target-frame-name="_blank" xlink:show="new" text:style-name="Internet_20_link" text:visited-style-name="Visited_20_Internet_20_Link">http://docs.micropython.org/en/latest/esp8266/tutorial/pins.html</text:a><draw:a xlink:type="simple" xlink:href="http://docs.micropython.org/en/latest/esp8266/tutorial/pins.html" office:target-frame-name="_blank" xlink:show="new"><draw:frame draw:style-name="fr1" draw:name="Image2" text:anchor-type="as-char" svg:width="0.1354in" svg:height="0.1252in" draw:z-index="1"><draw:image xlink:href="Pictures/100002000000000D0000000C4297083AF203DD92.gif" xlink:type="simple" xlink:show="embed" xlink:actuate="onLoad" draw:mime-type="image/gif"/></draw:frame></draw:a> </text:p>
      <text:p text:style-name="Text_20_body">When using interrupts you may run into problems with bouncing of mechanical switches. The transition is not a single clear cut step function but may flip back and forth. Have a look at <text:a xlink:type="simple" xlink:href="http://docs.micropython.org/en/latest/pyboard/tutorial/debounce.html" office:target-frame-name="_blank" xlink:show="new" text:style-name="Internet_20_link" text:visited-style-name="Visited_20_Internet_20_Link">http://docs.micropython.org/en/latest/pyboard/tutorial/debounce.html </text:a><draw:a xlink:type="simple" xlink:href="http://docs.micropython.org/en/latest/pyboard/tutorial/debounce.html" office:target-frame-name="_blank" xlink:show="new"><draw:frame draw:style-name="fr1" draw:name="Image3" text:anchor-type="as-char" svg:width="0.1354in" svg:height="0.1252in" draw:z-index="2"><draw:image xlink:href="Pictures/100002000000000D0000000C4297083AF203DD92.gif" xlink:type="simple" xlink:show="embed" xlink:actuate="onLoad" draw:mime-type="image/gif"/></draw:frame></draw:a>for an explanation on how to eliminate this problem (software debounce algorithm). </text:p>
      <text:p text:style-name="P2"><text:span text:style-name="T5">See </text:span><text:span text:style-name="T2">pbInterrupt.py</text:span></text:p>
      <text:h text:style-name="Heading_20_2" text:outline-level="2"><text:bookmark text:name="Exercise 3:"/>Exercise 3: </text:h>
      <text:p text:style-name="Text_20_body">Nothing much to be said here. Have a look at the solution <text:span text:style-name="T2">pbIntLED.py</text:span></text:p>
      <text:h text:style-name="Heading_20_2" text:outline-level="2"><text:bookmark text:name="Exercise 4:"/>Exercise 4: </text:h>
      <text:p text:style-name="Text_20_body">There is no difference in programming between a mechanical and a PIR switch. Just the GPIO line on which the switch is connected must be adapted. </text:p>
      <text:p text:style-name="P1">See <text:span text:style-name="T1">pirPoll.py</text:span></text:p>
      <text:p text:style-name="Text_20_body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5-30T17:25:04.890266702</meta:creation-date>
    <dc:date>2021-06-09T17:43:00.735328720</dc:date>
    <meta:editing-duration>PT14M26S</meta:editing-duration>
    <meta:editing-cycles>5</meta:editing-cycles>
    <meta:generator>LibreOffice/7.0.4.2$Linux_X86_64 LibreOffice_project/00$Build-2</meta:generator>
    <meta:document-statistic meta:table-count="0" meta:image-count="3" meta:object-count="0" meta:page-count="1" meta:paragraph-count="19" meta:word-count="185" meta:character-count="1278" meta:non-whitespace-character-count="1095"/>
  </office:meta>
</office:document-meta>
</file>